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0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5.064cm"/>
    </style:style>
    <style:style style:name="ro1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Courier New" fo:font-size="14pt" style:font-size-asian="14pt" style:font-size-complex="14pt"/>
    </style:style>
    <style:style style:name="ce2" style:family="table-cell" style:parent-style-name="Default">
      <style:text-properties style:font-name="Courier New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font-name="Courier New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41">
      <style:text-properties style:font-name="Courier New" fo:font-size="14pt" style:font-size-asian="14pt" style:font-size-complex="14pt"/>
    </style:style>
    <style:style style:name="ce6" style:family="table-cell" style:parent-style-name="Default" style:data-style-name="N37">
      <style:text-properties style:font-name="Courier New" fo:font-size="14pt" style:font-size-asian="14pt" style:font-size-complex="14pt"/>
    </style:style>
  </office:automatic-styles>
  <office:body>
    <office:spreadsheet>
      <table:table table:name="exe-resp" table:style-name="ta1" table:print="false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1" table:number-columns-repeated="1014" table:default-cell-style-name="ce1"/>
        <table:table-column table:style-name="co1" table:default-cell-style-name="Default"/>
        <table:table-row table:style-name="ro1">
          <table:table-cell office:value-type="string">
            <text:p>EXERCÍCIO 05 - INFORMÁTICA PARA MONTADORES 2022</text:p>
          </table:table-cell>
          <table:table-cell table:style-name="ce3" table:number-columns-repeated="7"/>
          <table:table-cell table:number-columns-repeated="1016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Artur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>
            <text:p>Felip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>
            <text:p>J Quaresm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string">
            <text:p>Juli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string">
            <text:p>L Simioni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string">
            <text:p>Luis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string">
            <text:p>Valentin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table:style-name="ce2" office:value-type="string">
            <text:p>RESPOSTA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number-columns-repeated="2" table:style-name="ce4" office:value-type="string">
            <text:p>C</text:p>
          </table:table-cell>
          <table:table-cell table:style-name="ce4" office:value-type="string">
            <text:p>A</text:p>
          </table:table-cell>
          <table:table-cell table:number-columns-repeated="1016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1022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'exe-resp'.A3:'exe-resp'.I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07/06/2022</text:date>, <text:time>10:11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Luiza Nunes Azevedo</meta:initial-creator>
    <meta:creation-date>2013-06-12T16:24:37.79</meta:creation-date>
    <dc:date>2022-06-07T10:11:10.93</dc:date>
    <dc:creator>Giba Assis Brasil</dc:creator>
    <meta:editing-duration>PT1H25M30S</meta:editing-duration>
    <meta:editing-cycles>15</meta:editing-cycles>
    <meta:generator>OpenOffice/4.1.10$Win32 OpenOffice.org_project/4110m2$Build-9807</meta:generator>
    <meta:document-statistic meta:table-count="1" meta:cell-count="73" meta:object-count="0"/>
  </office:meta>
</office:document-meta>
</file>